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number text:level="1" text:style-name="Numbering_20_Symbols" style:num-format="1" text:start-value="8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1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</style:style>
    <style:style style:name="P41" style:family="paragraph" style:parent-style-name="Text_20_body" style:list-style-name="L37"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  <style:paragraph-properties fo:margin-top="0in" fo:margin-bottom="0in"/>
    </style:style>
    <style:style style:name="P48" style:family="paragraph" style:parent-style-name="Text_20_body" style:list-style-name="L44"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  <style:paragraph-properties fo:margin-top="0in" fo:margin-bottom="0in"/>
    </style:style>
    <style:style style:name="P53" style:family="paragraph" style:parent-style-name="Text_20_body" style:list-style-name="L49">
      <style:paragraph-properties fo:margin-top="0in" fo:margin-bottom="0in"/>
    </style:style>
    <style:style style:name="P54" style:family="paragraph" style:parent-style-name="Text_20_body" style:list-style-name="L50">
    </style:style>
    <style:style style:name="P55" style:family="paragraph" style:parent-style-name="Table_20_Heading">
      <style:paragraph-properties fo:text-align="end" style:justify-single-word="false"/>
    </style:style>
    <style:style style:name="P56" style:family="paragraph" style:parent-style-name="Table_20_Contents">
      <style:paragraph-properties fo:text-align="end" style:justify-single-word="false"/>
    </style:style>
    <style:style style:name="P57" style:family="paragraph" style:parent-style-name="Text_20_body" style:list-style-name="L51">
      <style:paragraph-properties fo:margin-top="0in" fo:margin-bottom="0in"/>
    </style:style>
    <style:style style:name="P58" style:family="paragraph" style:parent-style-name="Table_20_Heading">
      <style:paragraph-properties fo:text-align="end" style:justify-single-word="false"/>
    </style:style>
    <style:style style:name="P59" style:family="paragraph" style:parent-style-name="Table_20_Contents">
      <style:paragraph-properties fo:text-align="end" style:justify-single-word="false"/>
    </style:style>
    <style:style style:name="P60" style:family="paragraph" style:parent-style-name="Text_20_body" style:list-style-name="L52">
      <style:paragraph-properties fo:margin-top="0in" fo:margin-bottom="0in"/>
    </style:style>
    <style:style style:name="P61" style:family="paragraph" style:parent-style-name="Text_20_body" style:list-style-name="L5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5603*"/>
    </style:style>
    <style:style style:name="Table3.B" style:family="table-column">
      <style:table-column-properties style:rel-column-width="49931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6383*"/>
    </style:style>
    <style:style style:name="Table4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02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list text:style-name="L23">
        <text:list-item>
          <text:p text:style-name="P27">Preâmbulo:<text:line-break/></text:p>
        </text:list-item>
      </text:list>
      <text:list text:style-name="L24">
        <text:list-item>
          <text:p text:style-name="P28"><text:span text:style-name="T1">title</text:span>: “Titulo desejado”<text:line-break/></text:p>
        </text:list-item>
        <text:list-item>
          <text:p text:style-name="P28"><text:span text:style-name="T1">author</text:span>: “Nome dos autores”<text:line-break/></text:p>
        </text:list-item>
        <text:list-item>
          <text:p text:style-name="P28"><text:span text:style-name="T1">date</text:span>: “Data do dia da compilação”, para adicionar a data atual, podemos usar uma função dentro de um <text:span text:style-name="T1">chunk</text:span> “r Sys.Date()”<text:line-break/></text:p>
        </text:list-item>
        <text:list-item>
          <text:p text:style-name="P28"><text:span text:style-name="T1">output</text:span>: o tipo de saida, podem ser:<text:line-break/></text:p>
          <text:list text:style-name="L25">
            <text:list-item>
              <text:p text:style-name="P29">Documentos:<text:line-break/></text:p>
              <text:list text:style-name="L26">
                <text:list-item>
                  <text:p text:style-name="P30"><text:span text:style-name="T1">pdf_document</text:span><text:line-break/></text:p>
                </text:list-item>
                <text:list-item>
                  <text:p text:style-name="P30"><text:span text:style-name="T1">md_document</text:span><text:line-break/></text:p>
                </text:list-item>
                <text:list-item>
                  <text:p text:style-name="P30"><text:span text:style-name="T1">html_document</text:span><text:line-break/></text:p>
                </text:list-item>
                <text:list-item>
                  <text:p text:style-name="P30"><text:span text:style-name="T1">word_document</text:span><text:line-break/></text:p>
                </text:list-item>
                <text:list-item>
                  <text:p text:style-name="P30"><text:span text:style-name="T1">odt_document</text:span><text:line-break/></text:p>
                </text:list-item>
                <text:list-item>
                  <text:p text:style-name="P30"><text:span text:style-name="T1">rtf_document</text:span><text:line-break/></text:p>
                </text:list-item>
              </text:list>
            </text:list-item>
            <text:list-item>
              <text:p text:style-name="P29">Apresentação:<text:line-break/></text:p>
              <text:list text:style-name="L27">
                <text:list-item>
                  <text:p text:style-name="P31"><text:span text:style-name="T1">powerpoint_presentation</text:span><text:line-break/></text:p>
                </text:list-item>
                <text:list-item>
                  <text:p text:style-name="P31"><text:span text:style-name="T1">ioslides_presentation</text:span><text:line-break/></text:p>
                </text:list-item>
                <text:list-item>
                  <text:p text:style-name="P31"><text:span text:style-name="T1">beamer_presentation</text:span><text:line-break/></text:p>
                </text:list-item>
              </text:list>
            </text:list-item>
            <text:list-item>
              <text:p text:style-name="P29">mais:<text:line-break/></text:p>
              <text:list text:style-name="L28">
                <text:list-item>
                  <text:p text:style-name="P32"><text:span text:style-name="T1">flexdashboard::flex_dashboard</text:span><text:line-break/></text:p>
                </text:list-item>
                <text:list-item>
                  <text:p text:style-name="P32"><text:span text:style-name="T1">github_document</text:span><text:line-break/></text:p>
                </text:list-item>
              </text:list>
            </text:list-item>
          </text:list>
        </text:list-item>
      </text:list>
      <text:list text:style-name="L29">
        <text:list-item>
          <text:p text:style-name="P33">Chunks/codigos embutidos:<text:line-break/></text:p>
        </text:list-item>
        <text:list-item>
          <text:p text:style-name="P33">Titulos e subtitulos:<text:line-break/></text:p>
        </text:list-item>
        <text:list-item>
          <text:p text:style-name="P33">Listas e blocos de citação:<text:line-break/></text:p>
        </text:list-item>
        <text:list-item>
          <text:p text:style-name="P33">Inserir tabelas:<text:line-break/></text:p>
        </text:list-item>
        <text:list-item>
          <text:p text:style-name="P33">Fontes:<text:line-break/></text:p>
        </text:list-item>
        <text:list-item>
          <text:p text:style-name="P33">Hiperlinks e imagens:<text:line-break/></text:p>
        </text:list-item>
      </text:list>
      <text:list text:style-name="L30">
        <text:list-item>
          <text:p text:style-name="P34">Hiperlinks<text:line-break/></text:p>
        </text:list-item>
        <text:list-item>
          <text:p text:style-name="P34">Imagens<text:line-break/></text:p>
        </text:list-item>
      </text:list>
      <text:list text:style-name="L31">
        <text:list-item>
          <text:p text:style-name="P35">Letras gregas:<text:line-break/></text:p>
        </text:list-item>
        <text:list-item>
          <text:p text:style-name="P35">Fórmulas:<text:line-break/></text:p>
          <text:list text:style-name="L32">
            <text:list-item>
              <text:p text:style-name="P36">Subscritos e superescritos<text:line-break/></text:p>
            </text:list-item>
            <text:list-item>
              <text:p text:style-name="P36">Sublinhados, sobrelinhas e vetores<text:line-break/></text:p>
            </text:list-item>
            <text:list-item>
              <text:p text:style-name="P36">Frações, matrizes e chavetas<text:line-break/></text:p>
            </text:list-item>
            <text:list-item>
              <text:p text:style-name="P36">Expressões<text:line-break/></text:p>
            </text:list-item>
            <text:list-item>
              <text:p text:style-name="P36">Sinais e setas<text:line-break/></text:p>
            </text:list-item>
          </text:list>
        </text:list-item>
      </text:list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line-break/><text:bookmark-end text:name="cap-5---pacotes-do-tidyverse-e-identificandomudando-tipos-de-variaveis"/></text:h>
      <text:list text:style-name="L33">
        <text:list-item>
          <text:p text:style-name="P37">identificando/mudando tipos de variaveis<text:line-break/></text:p>
          <text:list>
            <text:list-item>
              <text:p text:style-name="P37">identificando<text:line-break/>uso do <text:span text:style-name="T2">is</text:span>.<text:line-break/></text:p>
            </text:list-item>
            <text:list-item>
              <text:p text:style-name="P37">mudando o tipo de variavel: <text:line-break/>uso do <text:span text:style-name="T2">as</text:span>.<text:line-break/></text:p>
            </text:list-item>
          </text:list>
        </text:list-item>
        <text:list-item>
          <text:p text:style-name="P37">pacotes do Tidyverse:<text:line-break/></text:p>
        </text:list-item>
      </text:list>
      <text:list text:style-name="L34">
        <text:list-item>
          <text:p text:style-name="P38"><text:span text:style-name="T2">readr</text:span><text:line-break/>Leitura de dados.<text:line-break/></text:p>
        </text:list-item>
        <text:list-item>
          <text:p text:style-name="P38"><text:span text:style-name="T2">tibble</text:span><text:line-break/>Tipo de data.frame.<text:line-break/></text:p>
        </text:list-item>
        <text:list-item>
          <text:p text:style-name="P38"><text:span text:style-name="T2">magrittr</text:span><text:line-break/>Operador pipe ‘%&gt;%’, concatena linhas de comando.<text:line-break/></text:p>
        </text:list-item>
        <text:list-item>
          <text:p text:style-name="P38"><text:span text:style-name="T2">dplyr</text:span><text:line-break/>Manipulação de dados.<text:line-break/></text:p>
          <text:list text:style-name="L35">
            <text:list-item>
              <text:p text:style-name="P39">munipulação de dados:<text:line-break/></text:p>
              <text:list text:style-name="L36">
                <text:list-item>
                  <text:p text:style-name="P40"><text:span text:style-name="T1">select</text:span><text:line-break/>seleciona e retorna as colunas selecionadas da tabela.<text:line-break/></text:p>
                </text:list-item>
                <text:list-item>
                  <text:p text:style-name="P40"><text:span text:style-name="T1">pull</text:span><text:line-break/>extrai uma coluna de uma tabela de dados e retorna ela como vetor.<text:line-break/></text:p>
                </text:list-item>
                <text:list-item>
                  <text:p text:style-name="P40"><text:span text:style-name="T1">filter</text:span><text:line-break/>filtra linhas.<text:line-break/></text:p>
                </text:list-item>
                <text:list-item>
                  <text:p text:style-name="P40"><text:span text:style-name="T1">distinct</text:span><text:line-break/>remove linhas com valores repetidos.<text:line-break/></text:p>
                </text:list-item>
                <text:list-item>
                  <text:p text:style-name="P40"><text:span text:style-name="T1">arrange</text:span><text:line-break/>reordena ou combina linhas.<text:line-break/></text:p>
                </text:list-item>
                <text:list-item>
                  <text:p text:style-name="P40"><text:span text:style-name="T1">mutate</text:span><text:line-break/>cria novas colunas.<text:line-break/></text:p>
                </text:list-item>
                <text:list-item>
                  <text:p text:style-name="P40"><text:span text:style-name="T1">transmute</text:span><text:line-break/>cria novas colunas, mas não adiciona na base de dados.<text:line-break/></text:p>
                </text:list-item>
                <text:list-item>
                  <text:p text:style-name="P40"><text:span text:style-name="T1">summarise</text:span><text:line-break/>sumariza valores.<text:line-break/></text:p>
                </text:list-item>
                <text:list-item>
                  <text:p text:style-name="P40"><text:span text:style-name="T1">group_by</text:span><text:line-break/>permite operações por grupo.<text:line-break/></text:p>
                </text:list-item>
                <text:list-item>
                  <text:p text:style-name="P40"><text:span text:style-name="T1">add_column</text:span><text:line-break/>adiciona novas colunas.<text:line-break/></text:p>
                </text:list-item>
                <text:list-item>
                  <text:p text:style-name="P40"><text:span text:style-name="T1">add_row</text:span><text:line-break/>adiciona novas linhas.<text:line-break/></text:p>
                </text:list-item>
                <text:list-item>
                  <text:p text:style-name="P40"><text:span text:style-name="T1">rename</text:span><text:line-break/>renomeia uma coluna.<text:line-break/></text:p>
                </text:list-item>
              </text:list>
            </text:list-item>
            <text:list-item>
              <text:p text:style-name="P39">combinando tabelas de dados:<text:line-break/></text:p>
              <text:list text:style-name="L37">
                <text:list-item>
                  <text:p text:style-name="P41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41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41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41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41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41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41"><text:span text:style-name="T1">intersect</text:span><text:line-break/>Retorna a interseção entre tabelas.<text:line-break/></text:p>
                </text:list-item>
                <text:list-item>
                  <text:p text:style-name="P41"><text:span text:style-name="T1">union</text:span><text:line-break/>Retorna a união de tabelas.<text:line-break/></text:p>
                </text:list-item>
                <text:list-item>
                  <text:p text:style-name="P41"><text:span text:style-name="T1">setdiff</text:span><text:line-break/>Retorna a diferença entre tabelas.<text:line-break/></text:p>
                </text:list-item>
                <text:list-item>
                  <text:p text:style-name="P41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38"><text:span text:style-name="T2">tidyr</text:span><text:line-break/>Organização de dados.<text:line-break/></text:p>
          <text:list text:style-name="L38">
            <text:list-item>
              <text:p text:style-name="P42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42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42"><text:span text:style-name="T1">separate</text:span><text:line-break/>Separa as respostas que estão em uma unica coluna para diversas colunas.<text:line-break/></text:p>
            </text:list-item>
            <text:list-item>
              <text:p text:style-name="P42"><text:span text:style-name="T1">unite</text:span><text:line-break/>O comando unite é utilizado para unir duas ou mais colunas em uma unica coluna.<text:line-break/></text:p>
            </text:list-item>
            <text:list-item>
              <text:p text:style-name="P42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42"><text:span text:style-name="T1">drop_na</text:span><text:line-break/>Elimina as linhas, especificadas ou não, com valor NA.<text:line-break/></text:p>
            </text:list-item>
            <text:list-item>
              <text:p text:style-name="P42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39">
        <text:list-item>
          <text:p text:style-name="P43"><text:span text:style-name="T2">data.table</text:span><text:line-break/></text:p>
          <text:list text:style-name="L40">
            <text:list-item>
              <text:p text:style-name="P44">Manipulando linhas<text:line-break/></text:p>
            </text:list-item>
            <text:list-item>
              <text:p text:style-name="P44">Manipulando colunas<text:line-break/></text:p>
            </text:list-item>
            <text:list-item>
              <text:p text:style-name="P44">Sumarizando dados<text:line-break/></text:p>
            </text:list-item>
            <text:list-item>
              <text:p text:style-name="P44">Operando um subconjunto de dados</text:p>
              <text:list text:style-name="L41">
                <text:list-item>
                  <text:p text:style-name="P45"><text:span text:style-name="T1">lapply</text:span><text:line-break/></text:p>
                </text:list-item>
              </text:list>
            </text:list-item>
            <text:list-item>
              <text:p text:style-name="P44">modificando dados com set:</text:p>
              <text:list text:style-name="L42">
                <text:list-item>
                  <text:p text:style-name="P46"><text:span text:style-name="T1">set</text:span><text:line-break/>modificando um valor.<text:line-break/></text:p>
                </text:list-item>
                <text:list-item>
                  <text:p text:style-name="P46"><text:span text:style-name="T1">setnames</text:span><text:line-break/>modificando nome da coluna.<text:line-break/></text:p>
                </text:list-item>
                <text:list-item>
                  <text:p text:style-name="P46"><text:span text:style-name="T1">setorder</text:span><text:line-break/>modificando ordem das linhas.<text:line-break/></text:p>
                </text:list-item>
                <text:list-item>
                  <text:p text:style-name="P46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43">
        <text:list-item>
          <text:p text:style-name="P47">Gráficos basicos:<text:line-break/></text:p>
        </text:list-item>
      </text:list>
      <text:list text:style-name="L44">
        <text:list-item>
          <text:p text:style-name="P48">Gráfico de barras<text:line-break/><text:span text:style-name="T2">barplot</text:span><text:line-break/></text:p>
        </text:list-item>
        <text:list-item>
          <text:p text:style-name="P48">Gráfico circular (pizza)<text:line-break/><text:span text:style-name="T2">pie</text:span></text:p>
        </text:list-item>
        <text:list-item>
          <text:p text:style-name="P48">Gráfico de linhas<text:line-break/><text:span text:style-name="T2">plot</text:span></text:p>
          <text:list text:style-name="L45">
            <text:list-item>
              <text:p text:style-name="P49">Para adicionar mais linhas no grafico.<text:line-break/><text:span text:style-name="T2">lines</text:span></text:p>
            </text:list-item>
          </text:list>
        </text:list-item>
        <text:list-item>
          <text:p text:style-name="P48">Gráfico de dispersão<text:line-break/></text:p>
          <text:list text:style-name="L46">
            <text:list-item>
              <text:p text:style-name="P50">Para obter a correlação.<text:line-break/><text:span text:style-name="T2">cor</text:span>(x,y)<text:line-break/></text:p>
            </text:list-item>
            <text:list-item>
              <text:p text:style-name="P50">Para obter o coeficiente da reta de regressão.<text:line-break/><text:span text:style-name="T2">lm</text:span>(y ~x)$coef<text:line-break/></text:p>
            </text:list-item>
            <text:list-item>
              <text:p text:style-name="P50">Adiciona a reta tracejada.<text:line-break/><text:span text:style-name="T2">abline</text:span><text:line-break/></text:p>
            </text:list-item>
          </text:list>
        </text:list-item>
        <text:list-item>
          <text:p text:style-name="P48">Histograma<text:line-break/><text:span text:style-name="T2">hist</text:span><text:line-break/></text:p>
        </text:list-item>
        <text:list-item>
          <text:p text:style-name="P48"><text:span text:style-name="T2">Boxplot</text:span> (diagrama de caixa)<text:line-break/></text:p>
        </text:list-item>
      </text:list>
      <text:list text:style-name="L47">
        <text:list-item>
          <text:p text:style-name="P51">Pacote <text:span text:style-name="T2">ggplot2</text:span><text:line-break/></text:p>
        </text:list-item>
      </text:list>
      <text:list text:style-name="L48">
        <text:list-item>
          <text:p text:style-name="P52">Constroi diversos tipos de graficos a partir da mesma estrutura de componentes:<text:line-break/></text:p>
          <text:list text:style-name="L49">
            <text:list-item>
              <text:p text:style-name="P53"><text:span text:style-name="T1">data</text:span>: referente ao banco de dados.<text:line-break/></text:p>
            </text:list-item>
            <text:list-item>
              <text:p text:style-name="P53"><text:span text:style-name="T1">geom_forma</text:span>: um rol de tipos possiveis de representação dos dados.<text:line-break/></text:p>
            </text:list-item>
            <text:list-item>
              <text:p text:style-name="P53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50">
        <text:list-item>
          <text:p text:style-name="P54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54">Quais formatos podemos utilizar no ggplot2 - geom_forma?<text:line-break/>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55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56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56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56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56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56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56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56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56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56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56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56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56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56">Produz um grafico em forma de violino.</text:p>
          </table:table-cell>
        </table:table-row>
      </table:table>
      <text:list text:style-name="L51">
        <text:list-item>
          <text:p text:style-name="P57">Nome dos argumentos para adicionar efeito em graficos do pacote ggplot2.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58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59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59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59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59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59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59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59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59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59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59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59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59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59">Define parametros para os eixos manualmente.</text:p>
          </table:table-cell>
        </table:table-row>
      </table:table>
      <text:list text:style-name="L52">
        <text:list-item>
          <text:p text:style-name="P60">Definindo um tema para o grafico <text:span text:style-name="T2">ggplot</text:span>.<text:line-break/></text:p>
          <text:list text:style-name="L53">
            <text:list-item>
              <text:p text:style-name="P61"><text:span text:style-name="T1">theme_gray</text:span><text:line-break/>Fundo cinza e linhas grandes brancas.<text:line-break/></text:p>
            </text:list-item>
            <text:list-item>
              <text:p text:style-name="P61"><text:span text:style-name="T1">theme_bw</text:span><text:line-break/>O classico preto e branco. Otimo para projetor.<text:line-break/></text:p>
            </text:list-item>
            <text:list-item>
              <text:p text:style-name="P61"><text:span text:style-name="T1">theme_linedraw</text:span><text:line-break/>Linhas pretasde varias larguras num fundo branco. semelhante ao theme_bw.<text:line-break/></text:p>
            </text:list-item>
            <text:list-item>
              <text:p text:style-name="P61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1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1"><text:span text:style-name="T1">theme_minimal</text:span><text:line-break/>Um tema minimalista sem anotações de fundo.<text:line-break/></text:p>
            </text:list-item>
            <text:list-item>
              <text:p text:style-name="P61"><text:span text:style-name="T1">theme_classic</text:span><text:line-break/>Tema classico, com linhas do eixo x e y, sem linhas de grade.<text:line-break/></text:p>
            </text:list-item>
            <text:list-item>
              <text:p text:style-name="P61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h text:style-name="Heading_20_2" text:outline-level="2"><text:bookmark-start text:name="em-andamento"/>11.2 Em andamento:<text:bookmark-end text:name="em-andamento"/></text:h>
      <text:h text:style-name="Heading_20_2" text:outline-level="2"><text:bookmark-start text:name="vazios"/>11.3 Vazios:<text:bookmark-end text:name="vazios"/></text:h>
      <text:h text:style-name="Heading_20_2" text:outline-level="2"><text:bookmark-start text:name="finalizando-detalhes"/>11.4 Finalizando detalhes:<text:bookmark-end text:name="finalizando-detalh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02T13:04:27Z</meta:creation-date>
    <dc:date>2023-02-02T13:04:27Z</dc:date>
    <meta:user-defined meta:name="date" meta:value-type="string">2023-02-02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